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4.95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2.92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4.288cm"/>
    </style:style>
    <style:style style:name="co14" style:family="table-column">
      <style:table-column-properties fo:break-before="auto" style:column-width="4.18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96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 style:data-style-name="N140">
      <style:table-cell-properties style:text-align-source="fix" style:repeat-content="false" fo:border="0.06pt solid #000000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cm"/>
    </style:style>
    <style:style style:name="ce55" style:family="table-cell" style:parent-style-name="Default" style:data-style-name="N140">
      <style:table-cell-properties style:text-align-source="fix" style:repeat-content="false" fo:border="0.06pt solid #000000"/>
      <style:paragraph-properties fo:text-align="end" fo:margin-left="0cm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5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60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140">
      <style:table-cell-properties style:text-align-source="fix" style:repeat-content="false" fo:border="0.06pt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cm"/>
    </style:style>
    <style:style style:name="ce48" style:family="table-cell" style:parent-style-name="Default" style:data-style-name="N140">
      <style:table-cell-properties style:text-align-source="fix" style:repeat-content="false" fo:border="0.06pt solid #000000"/>
      <style:paragraph-properties fo:text-align="end" fo:margin-left="0cm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6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rço" table:style-name="ta1">
        <table:table-column table:style-name="co1" table:default-cell-style-name="ce32"/>
        <table:table-column table:style-name="co2" table:number-columns-repeated="2" table:default-cell-style-name="ce32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 table:number-columns-spanned="3" table:number-rows-spanned="1">
            <text:p>Relatório Consuma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Dia</text:p>
          </table:table-cell>
          <table:covered-table-cell table:style-name="ce34"/>
          <table:table-cell table:style-name="ce34" office:value-type="string" calcext:value-type="string">
            <text:p>Quantidade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gunda-feira</text:p>
          </table:table-cell>
          <table:table-cell table:style-name="ce35" office:value-type="date" office:date-value="2022-02-21" calcext:value-type="date">
            <text:p>21/02/22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erça-feira</text:p>
          </table:table-cell>
          <table:table-cell table:style-name="ce35" office:value-type="date" office:date-value="2022-02-22" calcext:value-type="date">
            <text:p>22/02/22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arta-feira</text:p>
          </table:table-cell>
          <table:table-cell table:style-name="ce35" office:value-type="date" office:date-value="2022-02-23" calcext:value-type="date">
            <text:p>23/02/22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inta-feira</text:p>
          </table:table-cell>
          <table:table-cell table:style-name="ce35" office:value-type="date" office:date-value="2022-02-24" calcext:value-type="date">
            <text:p>24/02/22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xta-feira</text:p>
          </table:table-cell>
          <table:table-cell table:style-name="ce35" office:value-type="date" office:date-value="2022-02-25" calcext:value-type="date">
            <text:p>25/02/22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ábado</text:p>
          </table:table-cell>
          <table:table-cell table:style-name="ce35" office:value-type="date" office:date-value="2022-02-26" calcext:value-type="date">
            <text:p>26/02/22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domingo</text:p>
          </table:table-cell>
          <table:table-cell table:style-name="ce35" office:value-type="date" office:date-value="2022-02-27" calcext:value-type="date">
            <text:p>27/02/2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gunda-feira</text:p>
          </table:table-cell>
          <table:table-cell table:style-name="ce35" office:value-type="date" office:date-value="2022-02-28" calcext:value-type="date">
            <text:p>28/02/22</text:p>
          </table:table-cell>
          <table:table-cell table:style-name="ce25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erça-feira</text:p>
          </table:table-cell>
          <table:table-cell table:style-name="ce35" office:value-type="date" office:date-value="2022-03-01" calcext:value-type="date">
            <text:p>01/03/22</text:p>
          </table:table-cell>
          <table:table-cell table:style-name="ce25" office:value-type="float" office:value="85" calcext:value-type="float">
            <text:p>85</text:p>
          </table:table-cell>
          <table:table-cell/>
          <table:table-cell table:style-name="ce36"/>
        </table:table-row>
        <table:table-row table:style-name="ro2">
          <table:table-cell table:style-name="ce25" office:value-type="string" calcext:value-type="string">
            <text:p>quarta-feira</text:p>
          </table:table-cell>
          <table:table-cell table:style-name="ce35" office:value-type="date" office:date-value="2022-03-02" calcext:value-type="date">
            <text:p>02/03/2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inta-feira</text:p>
          </table:table-cell>
          <table:table-cell table:style-name="ce35" office:value-type="date" office:date-value="2022-03-03" calcext:value-type="date">
            <text:p>03/03/2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xta-feira</text:p>
          </table:table-cell>
          <table:table-cell table:style-name="ce35" office:value-type="date" office:date-value="2022-03-04" calcext:value-type="date">
            <text:p>04/03/22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ábado</text:p>
          </table:table-cell>
          <table:table-cell table:style-name="ce35" office:value-type="date" office:date-value="2022-03-05" calcext:value-type="date">
            <text:p>05/03/22</text:p>
          </table:table-cell>
          <table:table-cell table:style-name="ce25"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domingo</text:p>
          </table:table-cell>
          <table:table-cell table:style-name="ce35" office:value-type="date" office:date-value="2022-03-06" calcext:value-type="date">
            <text:p>06/03/22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gunda-feira</text:p>
          </table:table-cell>
          <table:table-cell table:style-name="ce35" office:value-type="date" office:date-value="2022-03-07" calcext:value-type="date">
            <text:p>07/03/22</text:p>
          </table:table-cell>
          <table:table-cell table:style-name="ce25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erça-feira</text:p>
          </table:table-cell>
          <table:table-cell table:style-name="ce35" office:value-type="date" office:date-value="2022-03-08" calcext:value-type="date">
            <text:p>08/03/22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arta-feira</text:p>
          </table:table-cell>
          <table:table-cell table:style-name="ce35" office:value-type="date" office:date-value="2022-03-09" calcext:value-type="date">
            <text:p>09/03/22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inta-feira</text:p>
          </table:table-cell>
          <table:table-cell table:style-name="ce35" office:value-type="date" office:date-value="2022-03-10" calcext:value-type="date">
            <text:p>10/03/22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xta-feira</text:p>
          </table:table-cell>
          <table:table-cell table:style-name="ce35" office:value-type="date" office:date-value="2022-03-11" calcext:value-type="date">
            <text:p>11/03/2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ábado</text:p>
          </table:table-cell>
          <table:table-cell table:style-name="ce35" office:value-type="date" office:date-value="2022-03-12" calcext:value-type="date">
            <text:p>12/03/22</text:p>
          </table:table-cell>
          <table:table-cell table:style-name="ce25"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domingo</text:p>
          </table:table-cell>
          <table:table-cell table:style-name="ce35" office:value-type="date" office:date-value="2022-03-13" calcext:value-type="date">
            <text:p>13/03/22</text:p>
          </table:table-cell>
          <table:table-cell table:style-name="ce25"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gunda-feira</text:p>
          </table:table-cell>
          <table:table-cell table:style-name="ce35" office:value-type="date" office:date-value="2022-03-14" calcext:value-type="date">
            <text:p>14/03/22</text:p>
          </table:table-cell>
          <table:table-cell table:style-name="ce25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erça-feira</text:p>
          </table:table-cell>
          <table:table-cell table:style-name="ce35" office:value-type="date" office:date-value="2022-03-15" calcext:value-type="date">
            <text:p>15/03/22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arta-feira</text:p>
          </table:table-cell>
          <table:table-cell table:style-name="ce35" office:value-type="date" office:date-value="2022-03-16" calcext:value-type="date">
            <text:p>16/03/22</text:p>
          </table:table-cell>
          <table:table-cell table:style-name="ce25"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quinta-feira</text:p>
          </table:table-cell>
          <table:table-cell table:style-name="ce35" office:value-type="date" office:date-value="2022-03-17" calcext:value-type="date">
            <text:p>17/03/22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exta-feira</text:p>
          </table:table-cell>
          <table:table-cell table:style-name="ce35" office:value-type="date" office:date-value="2022-03-18" calcext:value-type="date">
            <text:p>18/03/22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sábado</text:p>
          </table:table-cell>
          <table:table-cell table:style-name="ce35" office:value-type="date" office:date-value="2022-03-19" calcext:value-type="date">
            <text:p>19/03/22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domingo</text:p>
          </table:table-cell>
          <table:table-cell table:style-name="ce35" office:value-type="date" office:date-value="2022-03-20" calcext:value-type="date">
            <text:p>20/03/22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2"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bril" table:style-name="ta1">
        <table:table-column table:style-name="co3" table:default-cell-style-name="ce42"/>
        <table:table-column table:style-name="co3" table:number-columns-repeated="1023" table:default-cell-style-name="Default"/>
        <table:table-row table:style-name="ro1">
          <table:table-cell table:style-name="ce23" office:value-type="string" calcext:value-type="string" table:number-columns-spanned="3" table:number-rows-spanned="1">
            <text:p>Relatório Consuma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4" office:value-type="string" calcext:value-type="string" table:number-columns-spanned="2" table:number-rows-spanned="1">
            <text:p>Dia</text:p>
          </table:table-cell>
          <table:covered-table-cell table:style-name="ce34"/>
          <table:table-cell table:style-name="ce34" office:value-type="string" calcext:value-type="string">
            <text:p>Quantidade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gunda-feira</text:p>
          </table:table-cell>
          <table:table-cell table:style-name="ce35" office:value-type="date" office:date-value="2022-03-21" calcext:value-type="date">
            <text:p>21/03/22</text:p>
          </table:table-cell>
          <table:table-cell table:style-name="ce43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terça-feira</text:p>
          </table:table-cell>
          <table:table-cell table:style-name="ce35" office:value-type="date" office:date-value="2022-03-22" calcext:value-type="date">
            <text:p>22/03/22</text:p>
          </table:table-cell>
          <table:table-cell table:style-name="ce43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arta-feira</text:p>
          </table:table-cell>
          <table:table-cell table:style-name="ce35" office:value-type="date" office:date-value="2022-03-23" calcext:value-type="date">
            <text:p>23/03/22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inta-feira</text:p>
          </table:table-cell>
          <table:table-cell table:style-name="ce35" office:value-type="date" office:date-value="2022-03-24" calcext:value-type="date">
            <text:p>24/03/22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xta-feira</text:p>
          </table:table-cell>
          <table:table-cell table:style-name="ce35" office:value-type="date" office:date-value="2022-03-25" calcext:value-type="date">
            <text:p>25/03/22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ábado</text:p>
          </table:table-cell>
          <table:table-cell table:style-name="ce35" office:value-type="date" office:date-value="2022-03-26" calcext:value-type="date">
            <text:p>26/03/22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domingo</text:p>
          </table:table-cell>
          <table:table-cell table:style-name="ce35" office:value-type="date" office:date-value="2022-03-27" calcext:value-type="date">
            <text:p>27/03/22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gunda-feira</text:p>
          </table:table-cell>
          <table:table-cell table:style-name="ce35" office:value-type="date" office:date-value="2022-03-28" calcext:value-type="date">
            <text:p>28/03/22</text:p>
          </table:table-cell>
          <table:table-cell table:style-name="ce43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terça-feira</text:p>
          </table:table-cell>
          <table:table-cell table:style-name="ce35" office:value-type="date" office:date-value="2022-03-29" calcext:value-type="date">
            <text:p>29/03/22</text:p>
          </table:table-cell>
          <table:table-cell table:style-name="ce43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arta-feira</text:p>
          </table:table-cell>
          <table:table-cell table:style-name="ce35" office:value-type="date" office:date-value="2022-03-30" calcext:value-type="date">
            <text:p>30/03/22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inta-feira</text:p>
          </table:table-cell>
          <table:table-cell table:style-name="ce35" office:value-type="date" office:date-value="2022-03-31" calcext:value-type="date">
            <text:p>31/03/22</text:p>
          </table:table-cell>
          <table:table-cell table:style-name="ce43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xta-feira</text:p>
          </table:table-cell>
          <table:table-cell table:style-name="ce35" office:value-type="date" office:date-value="2022-04-01" calcext:value-type="date">
            <text:p>01/04/22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ábado</text:p>
          </table:table-cell>
          <table:table-cell table:style-name="ce35" office:value-type="date" office:date-value="2022-04-02" calcext:value-type="date">
            <text:p>02/04/22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domingo</text:p>
          </table:table-cell>
          <table:table-cell table:style-name="ce35" office:value-type="date" office:date-value="2022-04-03" calcext:value-type="date">
            <text:p>03/04/22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gunda-feira</text:p>
          </table:table-cell>
          <table:table-cell table:style-name="ce35" office:value-type="date" office:date-value="2022-04-04" calcext:value-type="date">
            <text:p>04/04/22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terça-feira</text:p>
          </table:table-cell>
          <table:table-cell table:style-name="ce35" office:value-type="date" office:date-value="2022-04-05" calcext:value-type="date">
            <text:p>05/04/22</text:p>
          </table:table-cell>
          <table:table-cell table:style-name="ce43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arta-feira</text:p>
          </table:table-cell>
          <table:table-cell table:style-name="ce35" office:value-type="date" office:date-value="2022-04-06" calcext:value-type="date">
            <text:p>06/04/22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inta-feira</text:p>
          </table:table-cell>
          <table:table-cell table:style-name="ce35" office:value-type="date" office:date-value="2022-04-07" calcext:value-type="date">
            <text:p>07/04/22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xta-feira</text:p>
          </table:table-cell>
          <table:table-cell table:style-name="ce35" office:value-type="date" office:date-value="2022-04-08" calcext:value-type="date">
            <text:p>08/04/22</text:p>
          </table:table-cell>
          <table:table-cell table:style-name="ce43" office:value-type="float" office:value="89" calcext:value-type="float">
            <text:p>89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ábado</text:p>
          </table:table-cell>
          <table:table-cell table:style-name="ce35" office:value-type="date" office:date-value="2022-04-09" calcext:value-type="date">
            <text:p>09/04/22</text:p>
          </table:table-cell>
          <table:table-cell table:style-name="ce43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domingo</text:p>
          </table:table-cell>
          <table:table-cell table:style-name="ce35" office:value-type="date" office:date-value="2022-04-10" calcext:value-type="date">
            <text:p>10/04/22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gunda-feira</text:p>
          </table:table-cell>
          <table:table-cell table:style-name="ce35" office:value-type="date" office:date-value="2022-04-11" calcext:value-type="date">
            <text:p>11/04/22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terça-feira</text:p>
          </table:table-cell>
          <table:table-cell table:style-name="ce35" office:value-type="date" office:date-value="2022-04-12" calcext:value-type="date">
            <text:p>12/04/22</text:p>
          </table:table-cell>
          <table:table-cell table:style-name="ce43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arta-feira</text:p>
          </table:table-cell>
          <table:table-cell table:style-name="ce35" office:value-type="date" office:date-value="2022-04-13" calcext:value-type="date">
            <text:p>13/04/22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inta-feira</text:p>
          </table:table-cell>
          <table:table-cell table:style-name="ce35" office:value-type="date" office:date-value="2022-04-14" calcext:value-type="date">
            <text:p>14/04/22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xta-feira</text:p>
          </table:table-cell>
          <table:table-cell table:style-name="ce35" office:value-type="date" office:date-value="2022-04-15" calcext:value-type="date">
            <text:p>15/04/22</text:p>
          </table:table-cell>
          <table:table-cell table:style-name="ce43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ábado</text:p>
          </table:table-cell>
          <table:table-cell table:style-name="ce35" office:value-type="date" office:date-value="2022-04-16" calcext:value-type="date">
            <text:p>16/04/22</text:p>
          </table:table-cell>
          <table:table-cell table:style-name="ce43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domingo</text:p>
          </table:table-cell>
          <table:table-cell table:style-name="ce35" office:value-type="date" office:date-value="2022-04-17" calcext:value-type="date">
            <text:p>17/04/22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segunda-feira</text:p>
          </table:table-cell>
          <table:table-cell table:style-name="ce35" office:value-type="date" office:date-value="2022-04-18" calcext:value-type="date">
            <text:p>18/04/22</text:p>
          </table:table-cell>
          <table:table-cell table:style-name="ce43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terça-feira</text:p>
          </table:table-cell>
          <table:table-cell table:style-name="ce35" office:value-type="date" office:date-value="2022-04-19" calcext:value-type="date">
            <text:p>19/04/22</text:p>
          </table:table-cell>
          <table:table-cell table:style-name="ce43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41" office:value-type="string" calcext:value-type="string">
            <text:p>quarta-feira</text:p>
          </table:table-cell>
          <table:table-cell table:style-name="ce35" office:value-type="date" office:date-value="2022-04-20" calcext:value-type="date">
            <text:p>20/04/22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o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Relatório Consuma</text:p>
          </table:table-cell>
          <table:covered-table-cell/>
          <table:table-cell/>
        </table:table-row>
        <table:table-row table:style-name="ro2">
          <table:table-cell table:style-name="ce24" office:value-type="string" calcext:value-type="string">
            <text:p>Dia</text:p>
          </table:table-cell>
          <table:table-cell table:style-name="ce34" office:value-type="string" calcext:value-type="string">
            <text:p>Quantidade</text:p>
          </table:table-cell>
          <table:table-cell/>
        </table:table-row>
        <table:table-row table:style-name="ro2">
          <table:table-cell table:style-name="ce44" office:value-type="date" office:date-value="2022-04-21" calcext:value-type="date">
            <text:p>21 /04/22 - <text:s/>qui</text:p>
          </table:table-cell>
          <table:table-cell table:style-name="ce43"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44" office:value-type="date" office:date-value="2022-04-22" calcext:value-type="date">
            <text:p>22 /04/22 - <text:s/>sex</text:p>
          </table:table-cell>
          <table:table-cell table:style-name="ce43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4" office:value-type="date" office:date-value="2022-04-23" calcext:value-type="date">
            <text:p>23 /04/22 - <text:s/>sáb</text:p>
          </table:table-cell>
          <table:table-cell table:style-name="ce43" office:value-type="float" office:value="121" calcext:value-type="float">
            <text:p>121</text:p>
          </table:table-cell>
          <table:table-cell table:style-name="ce45"/>
        </table:table-row>
        <table:table-row table:style-name="ro2">
          <table:table-cell table:style-name="ce44" office:value-type="date" office:date-value="2022-04-24" calcext:value-type="date">
            <text:p>24 /04/22 - <text:s/>dom</text:p>
          </table:table-cell>
          <table:table-cell table:style-name="ce43" office:value-type="float" office:value="85" calcext:value-type="float">
            <text:p>85</text:p>
          </table:table-cell>
          <table:table-cell/>
        </table:table-row>
        <table:table-row table:style-name="ro2">
          <table:table-cell table:style-name="ce44" office:value-type="date" office:date-value="2022-04-25" calcext:value-type="date">
            <text:p>25 /04/22 - <text:s/>seg</text:p>
          </table:table-cell>
          <table:table-cell table:style-name="ce43" office:value-type="float" office:value="91" calcext:value-type="float">
            <text:p>91</text:p>
          </table:table-cell>
          <table:table-cell/>
        </table:table-row>
        <table:table-row table:style-name="ro2">
          <table:table-cell table:style-name="ce44" office:value-type="date" office:date-value="2022-04-26" calcext:value-type="date">
            <text:p>26 /04/22 - <text:s/>ter</text:p>
          </table:table-cell>
          <table:table-cell table:style-name="ce43" office:value-type="float" office:value="85" calcext:value-type="float">
            <text:p>85</text:p>
          </table:table-cell>
          <table:table-cell/>
        </table:table-row>
        <table:table-row table:style-name="ro2">
          <table:table-cell table:style-name="ce44" office:value-type="date" office:date-value="2022-04-27" calcext:value-type="date">
            <text:p>27 /04/22 - <text:s/>qua</text:p>
          </table:table-cell>
          <table:table-cell table:style-name="ce43" office:value-type="float" office:value="103" calcext:value-type="float">
            <text:p>103</text:p>
          </table:table-cell>
          <table:table-cell/>
        </table:table-row>
        <table:table-row table:style-name="ro2">
          <table:table-cell table:style-name="ce44" office:value-type="date" office:date-value="2022-04-28" calcext:value-type="date">
            <text:p>28 /04/22 - <text:s/>qui</text:p>
          </table:table-cell>
          <table:table-cell table:style-name="ce43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date" office:date-value="2022-04-29" calcext:value-type="date">
            <text:p>29 /04/22 - <text:s/>sex</text:p>
          </table:table-cell>
          <table:table-cell table:style-name="ce43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44" office:value-type="date" office:date-value="2022-04-30" calcext:value-type="date">
            <text:p>30 /04/22 - <text:s/>sáb</text:p>
          </table:table-cell>
          <table:table-cell table:style-name="ce43" office:value-type="float" office:value="111" calcext:value-type="float">
            <text:p>111</text:p>
          </table:table-cell>
          <table:table-cell/>
        </table:table-row>
        <table:table-row table:style-name="ro2">
          <table:table-cell table:style-name="ce44" office:value-type="date" office:date-value="2022-05-01" calcext:value-type="date">
            <text:p>01 /05/22 - <text:s/>dom</text:p>
          </table:table-cell>
          <table:table-cell table:style-name="ce43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date" office:date-value="2022-05-02" calcext:value-type="date">
            <text:p>02 /05/22 - <text:s/>seg</text:p>
          </table:table-cell>
          <table:table-cell table:style-name="ce43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date" office:date-value="2022-05-03" calcext:value-type="date">
            <text:p>03 /05/22 - <text:s/>ter</text:p>
          </table:table-cell>
          <table:table-cell table:style-name="ce43"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44" office:value-type="date" office:date-value="2022-05-04" calcext:value-type="date">
            <text:p>04 /05/22 - <text:s/>qua</text:p>
          </table:table-cell>
          <table:table-cell table:style-name="ce43" office:value-type="float" office:value="105" calcext:value-type="float">
            <text:p>105</text:p>
          </table:table-cell>
          <table:table-cell/>
        </table:table-row>
        <table:table-row table:style-name="ro2">
          <table:table-cell table:style-name="ce44" office:value-type="date" office:date-value="2022-05-05" calcext:value-type="date">
            <text:p>05 /05/22 - <text:s/>qui</text:p>
          </table:table-cell>
          <table:table-cell table:style-name="ce43" office:value-type="float" office:value="98" calcext:value-type="float">
            <text:p>98</text:p>
          </table:table-cell>
          <table:table-cell/>
        </table:table-row>
        <table:table-row table:style-name="ro2">
          <table:table-cell table:style-name="ce44" office:value-type="date" office:date-value="2022-05-06" calcext:value-type="date">
            <text:p>06 /05/22 - <text:s/>sex</text:p>
          </table:table-cell>
          <table:table-cell table:style-name="ce43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4" office:value-type="date" office:date-value="2022-05-07" calcext:value-type="date">
            <text:p>07 /05/22 - <text:s/>sáb</text:p>
          </table:table-cell>
          <table:table-cell table:style-name="ce43"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44" office:value-type="date" office:date-value="2022-05-08" calcext:value-type="date">
            <text:p>08 /05/22 - <text:s/>dom</text:p>
          </table:table-cell>
          <table:table-cell table:style-name="ce43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date" office:date-value="2022-05-09" calcext:value-type="date">
            <text:p>09 /05/22 - <text:s/>seg</text:p>
          </table:table-cell>
          <table:table-cell table:style-name="ce43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44" office:value-type="date" office:date-value="2022-05-10" calcext:value-type="date">
            <text:p>10 /05/22 - <text:s/>ter</text:p>
          </table:table-cell>
          <table:table-cell table:style-name="ce43" office:value-type="float" office:value="86" calcext:value-type="float">
            <text:p>86</text:p>
          </table:table-cell>
          <table:table-cell/>
        </table:table-row>
        <table:table-row table:style-name="ro2">
          <table:table-cell table:style-name="ce44" office:value-type="date" office:date-value="2022-05-11" calcext:value-type="date">
            <text:p>11 /05/22 - <text:s/>qua</text:p>
          </table:table-cell>
          <table:table-cell table:style-name="ce43" office:value-type="float" office:value="92" calcext:value-type="float">
            <text:p>92</text:p>
          </table:table-cell>
          <table:table-cell/>
        </table:table-row>
        <table:table-row table:style-name="ro2">
          <table:table-cell table:style-name="ce44" office:value-type="date" office:date-value="2022-05-12" calcext:value-type="date">
            <text:p>12 /05/22 - <text:s/>qui</text:p>
          </table:table-cell>
          <table:table-cell table:style-name="ce43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44" office:value-type="date" office:date-value="2022-05-13" calcext:value-type="date">
            <text:p>13 /05/22 - <text:s/>sex</text:p>
          </table:table-cell>
          <table:table-cell table:style-name="ce43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44" office:value-type="date" office:date-value="2022-05-14" calcext:value-type="date">
            <text:p>14 /05/22 - <text:s/>sáb</text:p>
          </table:table-cell>
          <table:table-cell table:style-name="ce43" office:value-type="float" office:value="107" calcext:value-type="float">
            <text:p>107</text:p>
          </table:table-cell>
          <table:table-cell/>
        </table:table-row>
        <table:table-row table:style-name="ro2">
          <table:table-cell table:style-name="ce44" office:value-type="date" office:date-value="2022-05-15" calcext:value-type="date">
            <text:p>15 /05/22 - <text:s/>dom</text:p>
          </table:table-cell>
          <table:table-cell table:style-name="ce43" office:value-type="float" office:value="89" calcext:value-type="float">
            <text:p>89</text:p>
          </table:table-cell>
          <table:table-cell/>
        </table:table-row>
        <table:table-row table:style-name="ro2">
          <table:table-cell table:style-name="ce44" office:value-type="date" office:date-value="2022-05-16" calcext:value-type="date">
            <text:p>16 /05/22 - <text:s/>seg</text:p>
          </table:table-cell>
          <table:table-cell table:style-name="ce43" office:value-type="float" office:value="85" calcext:value-type="float">
            <text:p>85</text:p>
          </table:table-cell>
          <table:table-cell/>
        </table:table-row>
        <table:table-row table:style-name="ro2">
          <table:table-cell table:style-name="ce44" office:value-type="date" office:date-value="2022-05-17" calcext:value-type="date">
            <text:p>17 /05/22 - <text:s/>ter</text:p>
          </table:table-cell>
          <table:table-cell table:style-name="ce43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44" office:value-type="date" office:date-value="2022-05-18" calcext:value-type="date">
            <text:p>18 /05/22 - <text:s/>qua</text:p>
          </table:table-cell>
          <table:table-cell table:style-name="ce43"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44" office:value-type="date" office:date-value="2022-05-19" calcext:value-type="date">
            <text:p>19 /05/22 - <text:s/>qui</text:p>
          </table:table-cell>
          <table:table-cell table:style-name="ce43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44" office:value-type="date" office:date-value="2022-05-20" calcext:value-type="date">
            <text:p>20 /05/22 - <text:s/>sex</text:p>
          </table:table-cell>
          <table:table-cell table:style-name="ce43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44"/>
          <table:table-cell table:style-name="ce43"/>
          <table:table-cell/>
        </table:table-row>
        <table:table-row table:style-name="ro2" table:number-rows-repeated="104854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Junho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Relatório Consuma</text:p>
          </table:table-cell>
          <table:covered-table-cell/>
        </table:table-row>
        <table:table-row table:style-name="ro2">
          <table:table-cell table:style-name="ce24" office:value-type="string" calcext:value-type="string">
            <text:p>Dia</text:p>
          </table:table-cell>
          <table:table-cell table:style-name="ce34" office:value-type="string" calcext:value-type="string">
            <text:p>Quantidade</text:p>
          </table:table-cell>
        </table:table-row>
        <table:table-row table:style-name="ro2">
          <table:table-cell table:style-name="ce44" office:value-type="date" office:date-value="2022-05-21" calcext:value-type="date">
            <text:p>21 /05/22 - <text:s/>sáb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5-22" calcext:value-type="date">
            <text:p>22 /05/22 - <text:s/>dom</text:p>
          </table:table-cell>
          <table:table-cell table:style-name="ce43" office:value-type="float" office:value="92" calcext:value-type="float">
            <text:p>92</text:p>
          </table:table-cell>
        </table:table-row>
        <table:table-row table:style-name="ro2">
          <table:table-cell table:style-name="ce44" office:value-type="date" office:date-value="2022-05-23" calcext:value-type="date">
            <text:p>23 /05/22 - <text:s/>seg</text:p>
          </table:table-cell>
          <table:table-cell table:style-name="ce43" office:value-type="float" office:value="85" calcext:value-type="float">
            <text:p>85</text:p>
          </table:table-cell>
        </table:table-row>
        <table:table-row table:style-name="ro2">
          <table:table-cell table:style-name="ce44" office:value-type="date" office:date-value="2022-05-24" calcext:value-type="date">
            <text:p>24 /05/22 - <text:s/>ter</text:p>
          </table:table-cell>
          <table:table-cell table:style-name="ce43" office:value-type="float" office:value="90" calcext:value-type="float">
            <text:p>90</text:p>
          </table:table-cell>
        </table:table-row>
        <table:table-row table:style-name="ro2">
          <table:table-cell table:style-name="ce44" office:value-type="date" office:date-value="2022-05-25" calcext:value-type="date">
            <text:p>25 /05/22 - <text:s/>qua</text:p>
          </table:table-cell>
          <table:table-cell table:style-name="ce43" office:value-type="float" office:value="101" calcext:value-type="float">
            <text:p>101</text:p>
          </table:table-cell>
        </table:table-row>
        <table:table-row table:style-name="ro2">
          <table:table-cell table:style-name="ce44" office:value-type="date" office:date-value="2022-05-26" calcext:value-type="date">
            <text:p>26 /05/22 - <text:s/>qui</text:p>
          </table:table-cell>
          <table:table-cell table:style-name="ce43" office:value-type="float" office:value="104" calcext:value-type="float">
            <text:p>104</text:p>
          </table:table-cell>
        </table:table-row>
        <table:table-row table:style-name="ro2">
          <table:table-cell table:style-name="ce44" office:value-type="date" office:date-value="2022-05-27" calcext:value-type="date">
            <text:p>27 /05/22 - <text:s/>sex</text:p>
          </table:table-cell>
          <table:table-cell table:style-name="ce43" office:value-type="float" office:value="107" calcext:value-type="float">
            <text:p>107</text:p>
          </table:table-cell>
        </table:table-row>
        <table:table-row table:style-name="ro2">
          <table:table-cell table:style-name="ce44" office:value-type="date" office:date-value="2022-05-28" calcext:value-type="date">
            <text:p>28 /05/22 - <text:s/>sáb</text:p>
          </table:table-cell>
          <table:table-cell table:style-name="ce43" office:value-type="float" office:value="121" calcext:value-type="float">
            <text:p>121</text:p>
          </table:table-cell>
        </table:table-row>
        <table:table-row table:style-name="ro2">
          <table:table-cell table:style-name="ce44" office:value-type="date" office:date-value="2022-05-29" calcext:value-type="date">
            <text:p>29 /05/22 - <text:s/>dom</text:p>
          </table:table-cell>
          <table:table-cell table:style-name="ce43" office:value-type="float" office:value="94" calcext:value-type="float">
            <text:p>94</text:p>
          </table:table-cell>
        </table:table-row>
        <table:table-row table:style-name="ro2">
          <table:table-cell table:style-name="ce44" office:value-type="date" office:date-value="2022-05-30" calcext:value-type="date">
            <text:p>30 /05/22 - <text:s/>seg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5-31" calcext:value-type="date">
            <text:p>31 /05/22 - <text:s/>ter</text:p>
          </table:table-cell>
          <table:table-cell table:style-name="ce43" office:value-type="float" office:value="94" calcext:value-type="float">
            <text:p>94</text:p>
          </table:table-cell>
        </table:table-row>
        <table:table-row table:style-name="ro2">
          <table:table-cell table:style-name="ce44" office:value-type="date" office:date-value="2022-06-01" calcext:value-type="date">
            <text:p>01 /06/22 - <text:s/>qua</text:p>
          </table:table-cell>
          <table:table-cell table:style-name="ce43" office:value-type="float" office:value="101" calcext:value-type="float">
            <text:p>101</text:p>
          </table:table-cell>
        </table:table-row>
        <table:table-row table:style-name="ro2">
          <table:table-cell table:style-name="ce44" office:value-type="date" office:date-value="2022-06-02" calcext:value-type="date">
            <text:p>02 /06/22 - <text:s/>qui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6-03" calcext:value-type="date">
            <text:p>03 /06/22 - <text:s/>sex</text:p>
          </table:table-cell>
          <table:table-cell table:style-name="ce43" office:value-type="float" office:value="104" calcext:value-type="float">
            <text:p>104</text:p>
          </table:table-cell>
        </table:table-row>
        <table:table-row table:style-name="ro2">
          <table:table-cell table:style-name="ce44" office:value-type="date" office:date-value="2022-06-04" calcext:value-type="date">
            <text:p>04 /06/22 - <text:s/>sáb</text:p>
          </table:table-cell>
          <table:table-cell table:style-name="ce43" office:value-type="float" office:value="116" calcext:value-type="float">
            <text:p>116</text:p>
          </table:table-cell>
        </table:table-row>
        <table:table-row table:style-name="ro2">
          <table:table-cell table:style-name="ce44" office:value-type="date" office:date-value="2022-06-05" calcext:value-type="date">
            <text:p>05 /06/22 - <text:s/>dom</text:p>
          </table:table-cell>
          <table:table-cell table:style-name="ce43" office:value-type="float" office:value="90" calcext:value-type="float">
            <text:p>90</text:p>
          </table:table-cell>
        </table:table-row>
        <table:table-row table:style-name="ro2">
          <table:table-cell table:style-name="ce44" office:value-type="date" office:date-value="2022-06-06" calcext:value-type="date">
            <text:p>06 /06/22 - <text:s/>seg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>
          <table:table-cell table:style-name="ce44" office:value-type="date" office:date-value="2022-06-07" calcext:value-type="date">
            <text:p>07 /06/22 - <text:s/>ter</text:p>
          </table:table-cell>
          <table:table-cell table:style-name="ce43" office:value-type="float" office:value="99" calcext:value-type="float">
            <text:p>99</text:p>
          </table:table-cell>
        </table:table-row>
        <table:table-row table:style-name="ro2">
          <table:table-cell table:style-name="ce44" office:value-type="date" office:date-value="2022-06-08" calcext:value-type="date">
            <text:p>08 /06/22 - <text:s/>qua</text:p>
          </table:table-cell>
          <table:table-cell table:style-name="ce43" office:value-type="float" office:value="104" calcext:value-type="float">
            <text:p>104</text:p>
          </table:table-cell>
        </table:table-row>
        <table:table-row table:style-name="ro2">
          <table:table-cell table:style-name="ce44" office:value-type="date" office:date-value="2022-06-09" calcext:value-type="date">
            <text:p>09 /06/22 - <text:s/>qui</text:p>
          </table:table-cell>
          <table:table-cell table:style-name="ce43" office:value-type="float" office:value="110" calcext:value-type="float">
            <text:p>110</text:p>
          </table:table-cell>
        </table:table-row>
        <table:table-row table:style-name="ro2">
          <table:table-cell table:style-name="ce44" office:value-type="date" office:date-value="2022-06-10" calcext:value-type="date">
            <text:p>10 /06/22 - <text:s/>sex</text:p>
          </table:table-cell>
          <table:table-cell table:style-name="ce43" office:value-type="float" office:value="111" calcext:value-type="float">
            <text:p>111</text:p>
          </table:table-cell>
        </table:table-row>
        <table:table-row table:style-name="ro2">
          <table:table-cell table:style-name="ce44" office:value-type="date" office:date-value="2022-06-11" calcext:value-type="date">
            <text:p>11 /06/22 - <text:s/>sáb</text:p>
          </table:table-cell>
          <table:table-cell table:style-name="ce43" office:value-type="float" office:value="118" calcext:value-type="float">
            <text:p>118</text:p>
          </table:table-cell>
        </table:table-row>
        <table:table-row table:style-name="ro2">
          <table:table-cell table:style-name="ce44" office:value-type="date" office:date-value="2022-06-12" calcext:value-type="date">
            <text:p>12 /06/22 - <text:s/>dom</text:p>
          </table:table-cell>
          <table:table-cell table:style-name="ce43" office:value-type="float" office:value="88" calcext:value-type="float">
            <text:p>88</text:p>
          </table:table-cell>
        </table:table-row>
        <table:table-row table:style-name="ro2">
          <table:table-cell table:style-name="ce44" office:value-type="date" office:date-value="2022-06-13" calcext:value-type="date">
            <text:p>13 /06/22 - <text:s/>seg</text:p>
          </table:table-cell>
          <table:table-cell table:style-name="ce43" office:value-type="float" office:value="102" calcext:value-type="float">
            <text:p>102</text:p>
          </table:table-cell>
        </table:table-row>
        <table:table-row table:style-name="ro2">
          <table:table-cell table:style-name="ce44" office:value-type="date" office:date-value="2022-06-14" calcext:value-type="date">
            <text:p>14 /06/22 - <text:s/>ter</text:p>
          </table:table-cell>
          <table:table-cell table:style-name="ce43" office:value-type="float" office:value="96" calcext:value-type="float">
            <text:p>96</text:p>
          </table:table-cell>
        </table:table-row>
        <table:table-row table:style-name="ro2">
          <table:table-cell table:style-name="ce44" office:value-type="date" office:date-value="2022-06-15" calcext:value-type="date">
            <text:p>15 /06/22 - <text:s/>qua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6-16" calcext:value-type="date">
            <text:p>16 /06/22 - <text:s/>qui</text:p>
          </table:table-cell>
          <table:table-cell table:style-name="ce43" office:value-type="float" office:value="106" calcext:value-type="float">
            <text:p>106</text:p>
          </table:table-cell>
        </table:table-row>
        <table:table-row table:style-name="ro2">
          <table:table-cell table:style-name="ce44" office:value-type="date" office:date-value="2022-06-17" calcext:value-type="date">
            <text:p>17 /06/22 - <text:s/>sex</text:p>
          </table:table-cell>
          <table:table-cell table:style-name="ce43" office:value-type="float" office:value="96" calcext:value-type="float">
            <text:p>96</text:p>
          </table:table-cell>
        </table:table-row>
        <table:table-row table:style-name="ro2">
          <table:table-cell table:style-name="ce44" office:value-type="date" office:date-value="2022-06-18" calcext:value-type="date">
            <text:p>18 /06/22 - <text:s/>sáb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>
          <table:table-cell table:style-name="ce44" office:value-type="date" office:date-value="2022-06-19" calcext:value-type="date">
            <text:p>19 /06/22 - <text:s/>dom</text:p>
          </table:table-cell>
          <table:table-cell table:style-name="ce43" office:value-type="float" office:value="90" calcext:value-type="float">
            <text:p>90</text:p>
          </table:table-cell>
        </table:table-row>
        <table:table-row table:style-name="ro2">
          <table:table-cell table:style-name="ce44" office:value-type="date" office:date-value="2022-06-20" calcext:value-type="date">
            <text:p>20 /06/22 - <text:s/>seg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 table:number-rows-repeated="104854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Julho" table:style-name="ta1">
        <table:table-column table:style-name="co8" table:default-cell-style-name="ce44"/>
        <table:table-column table:style-name="co9" table:default-cell-style-name="ce43"/>
        <table:table-row table:style-name="ro1">
          <table:table-cell table:style-name="ce23" office:value-type="string" calcext:value-type="string" table:number-columns-spanned="2" table:number-rows-spanned="1">
            <text:p>Relatório Consuma</text:p>
          </table:table-cell>
          <table:covered-table-cell table:style-name="Default"/>
        </table:table-row>
        <table:table-row table:style-name="ro2">
          <table:table-cell table:style-name="ce24" office:value-type="string" calcext:value-type="string">
            <text:p>Dia</text:p>
          </table:table-cell>
          <table:table-cell table:style-name="ce34" office:value-type="string" calcext:value-type="string">
            <text:p>Quantidade</text:p>
          </table:table-cell>
        </table:table-row>
        <table:table-row table:style-name="ro2">
          <table:table-cell office:value-type="date" office:date-value="2022-06-21" calcext:value-type="date">
            <text:p>21 /06/22 - <text:s/>ter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22-06-22" calcext:value-type="date">
            <text:p>22 /06/22 - <text:s/>qua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2-06-23" calcext:value-type="date">
            <text:p>23 /06/22 - <text:s/>qui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22-06-24" calcext:value-type="date">
            <text:p>24 /06/22 - <text:s/>sex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22-06-25" calcext:value-type="date">
            <text:p>25 /06/22 - <text:s/>sáb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22-06-26" calcext:value-type="date">
            <text:p>26 /06/22 - <text:s/>dom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22-06-27" calcext:value-type="date">
            <text:p>27 /06/22 - <text:s/>seg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2-06-28" calcext:value-type="date">
            <text:p>28 /06/22 - <text:s/>ter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date" office:date-value="2022-06-29" calcext:value-type="date">
            <text:p>29 /06/22 - <text:s/>qu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22-06-30" calcext:value-type="date">
            <text:p>30 /06/22 - <text:s/>qui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2-07-01" calcext:value-type="date">
            <text:p>01 /07/22 - <text:s/>sex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2" calcext:value-type="date">
            <text:p>02 /07/22 - <text:s/>sáb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7-03" calcext:value-type="date">
            <text:p>03 /07/22 - <text:s/>dom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22-07-04" calcext:value-type="date">
            <text:p>04 /07/22 - <text:s/>seg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date" office:date-value="2022-07-05" calcext:value-type="date">
            <text:p>05 /07/22 - <text:s/>ter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22-07-06" calcext:value-type="date">
            <text:p>06 /07/22 - <text:s/>qua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2-07-07" calcext:value-type="date">
            <text:p>07 /07/22 - <text:s/>qui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date" office:date-value="2022-07-08" calcext:value-type="date">
            <text:p>08 /07/22 - <text:s/>sex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22-07-09" calcext:value-type="date">
            <text:p>09 /07/22 - <text:s/>sáb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22-07-10" calcext:value-type="date">
            <text:p>10 /07/22 - <text:s/>dom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date" office:date-value="2022-07-11" calcext:value-type="date">
            <text:p>11 /07/22 - <text:s/>seg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22-07-12" calcext:value-type="date">
            <text:p>12 /07/22 - <text:s/>ter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22-07-13" calcext:value-type="date">
            <text:p>13 /07/22 - <text:s/>qua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date" office:date-value="2022-07-14" calcext:value-type="date">
            <text:p>14 /07/22 - <text:s/>qui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date" office:date-value="2022-07-15" calcext:value-type="date">
            <text:p>15 /07/22 - <text:s/>sex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22-07-16" calcext:value-type="date">
            <text:p>16 /07/22 - <text:s/>sáb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date" office:date-value="2022-07-17" calcext:value-type="date">
            <text:p>17 /07/22 - <text:s/>dom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18" calcext:value-type="date">
            <text:p>18 /07/22 - <text:s/>seg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22-07-19" calcext:value-type="date">
            <text:p>19 /07/22 - <text:s/>ter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20" calcext:value-type="date">
            <text:p>20 /07/22 - <text:s/>qua</text:p>
          </table:table-cell>
          <table:table-cell/>
        </table:table-row>
        <table:table-row table:style-name="ro2">
          <table:table-cell/>
          <table:table-cell table:formula="of:=SUM([.B3:.B32])" office:value-type="float" office:value="2847" calcext:value-type="float">
            <text:p>2847</text:p>
          </table:table-cell>
        </table:table-row>
      </table:table>
      <table:table table:name="Agosto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Relatório Consuma</text:p>
          </table:table-cell>
          <table:covered-table-cell/>
        </table:table-row>
        <table:table-row table:style-name="ro2">
          <table:table-cell table:style-name="ce24" office:value-type="string" calcext:value-type="string">
            <text:p>Dia</text:p>
          </table:table-cell>
          <table:table-cell table:style-name="ce34" office:value-type="string" calcext:value-type="string">
            <text:p>Quantidade</text:p>
          </table:table-cell>
        </table:table-row>
        <table:table-row table:style-name="ro2">
          <table:table-cell table:style-name="ce44" office:value-type="date" office:date-value="2022-07-21" calcext:value-type="date">
            <text:p>21 /07/22 - <text:s/>qui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>
          <table:table-cell table:style-name="ce44" office:value-type="date" office:date-value="2022-07-22" calcext:value-type="date">
            <text:p>22 /07/22 - <text:s/>sex</text:p>
          </table:table-cell>
          <table:table-cell table:style-name="ce43" office:value-type="float" office:value="108" calcext:value-type="float">
            <text:p>108</text:p>
          </table:table-cell>
        </table:table-row>
        <table:table-row table:style-name="ro2">
          <table:table-cell table:style-name="ce44" office:value-type="date" office:date-value="2022-07-23" calcext:value-type="date">
            <text:p>23 /07/22 - <text:s/>sáb</text:p>
          </table:table-cell>
          <table:table-cell table:style-name="ce43" office:value-type="float" office:value="107" calcext:value-type="float">
            <text:p>107</text:p>
          </table:table-cell>
        </table:table-row>
        <table:table-row table:style-name="ro2">
          <table:table-cell table:style-name="ce44" office:value-type="date" office:date-value="2022-07-24" calcext:value-type="date">
            <text:p>24 /07/22 - <text:s/>dom</text:p>
          </table:table-cell>
          <table:table-cell table:style-name="ce43" office:value-type="float" office:value="91" calcext:value-type="float">
            <text:p>91</text:p>
          </table:table-cell>
        </table:table-row>
        <table:table-row table:style-name="ro2">
          <table:table-cell table:style-name="ce44" office:value-type="date" office:date-value="2022-07-25" calcext:value-type="date">
            <text:p>25 /07/22 - <text:s/>seg</text:p>
          </table:table-cell>
          <table:table-cell table:style-name="ce43" office:value-type="float" office:value="90" calcext:value-type="float">
            <text:p>90</text:p>
          </table:table-cell>
        </table:table-row>
        <table:table-row table:style-name="ro2">
          <table:table-cell table:style-name="ce44" office:value-type="date" office:date-value="2022-07-26" calcext:value-type="date">
            <text:p>26 /07/22 - <text:s/>ter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2">
          <table:table-cell table:style-name="ce44" office:value-type="date" office:date-value="2022-07-27" calcext:value-type="date">
            <text:p>27 /07/22 - <text:s/>qua</text:p>
          </table:table-cell>
          <table:table-cell table:style-name="ce43" office:value-type="float" office:value="100" calcext:value-type="float">
            <text:p>100</text:p>
          </table:table-cell>
        </table:table-row>
        <table:table-row table:style-name="ro2">
          <table:table-cell table:style-name="ce44" office:value-type="date" office:date-value="2022-07-28" calcext:value-type="date">
            <text:p>28 /07/22 - <text:s/>qui</text:p>
          </table:table-cell>
          <table:table-cell table:style-name="ce43" office:value-type="float" office:value="102" calcext:value-type="float">
            <text:p>102</text:p>
          </table:table-cell>
        </table:table-row>
        <table:table-row table:style-name="ro2">
          <table:table-cell table:style-name="ce44" office:value-type="date" office:date-value="2022-07-29" calcext:value-type="date">
            <text:p>29 /07/22 - <text:s/>sex</text:p>
          </table:table-cell>
          <table:table-cell table:style-name="ce43" office:value-type="float" office:value="113" calcext:value-type="float">
            <text:p>113</text:p>
          </table:table-cell>
        </table:table-row>
        <table:table-row table:style-name="ro2">
          <table:table-cell table:style-name="ce44" office:value-type="date" office:date-value="2022-07-30" calcext:value-type="date">
            <text:p>30 /07/22 - <text:s/>sáb</text:p>
          </table:table-cell>
          <table:table-cell table:style-name="ce43" office:value-type="float" office:value="115" calcext:value-type="float">
            <text:p>115</text:p>
          </table:table-cell>
        </table:table-row>
        <table:table-row table:style-name="ro2">
          <table:table-cell table:style-name="ce44" office:value-type="date" office:date-value="2022-07-31" calcext:value-type="date">
            <text:p>31 /07/22 - <text:s/>dom</text:p>
          </table:table-cell>
          <table:table-cell table:style-name="ce43" office:value-type="float" office:value="86" calcext:value-type="float">
            <text:p>86</text:p>
          </table:table-cell>
        </table:table-row>
        <table:table-row table:style-name="ro2">
          <table:table-cell table:style-name="ce44" office:value-type="date" office:date-value="2022-08-01" calcext:value-type="date">
            <text:p>01 /08/22 - <text:s/>seg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8-02" calcext:value-type="date">
            <text:p>02 /08/22 - <text:s/>ter</text:p>
          </table:table-cell>
          <table:table-cell table:style-name="ce43" office:value-type="float" office:value="104" calcext:value-type="float">
            <text:p>104</text:p>
          </table:table-cell>
        </table:table-row>
        <table:table-row table:style-name="ro2">
          <table:table-cell table:style-name="ce44" office:value-type="date" office:date-value="2022-08-03" calcext:value-type="date">
            <text:p>03 /08/22 - <text:s/>qua</text:p>
          </table:table-cell>
          <table:table-cell table:style-name="ce43" office:value-type="float" office:value="102" calcext:value-type="float">
            <text:p>102</text:p>
          </table:table-cell>
        </table:table-row>
        <table:table-row table:style-name="ro2">
          <table:table-cell table:style-name="ce44" office:value-type="date" office:date-value="2022-08-04" calcext:value-type="date">
            <text:p>04 /08/22 - <text:s/>qui</text:p>
          </table:table-cell>
          <table:table-cell table:style-name="ce43" office:value-type="float" office:value="101" calcext:value-type="float">
            <text:p>101</text:p>
          </table:table-cell>
        </table:table-row>
        <table:table-row table:style-name="ro2">
          <table:table-cell table:style-name="ce44" office:value-type="date" office:date-value="2022-08-05" calcext:value-type="date">
            <text:p>05 /08/22 - <text:s/>sex</text:p>
          </table:table-cell>
          <table:table-cell table:style-name="ce43" office:value-type="float" office:value="99" calcext:value-type="float">
            <text:p>99</text:p>
          </table:table-cell>
        </table:table-row>
        <table:table-row table:style-name="ro2">
          <table:table-cell table:style-name="ce44" office:value-type="date" office:date-value="2022-08-06" calcext:value-type="date">
            <text:p>06 /08/22 - <text:s/>sáb</text:p>
          </table:table-cell>
          <table:table-cell table:style-name="ce43" office:value-type="float" office:value="117" calcext:value-type="float">
            <text:p>117</text:p>
          </table:table-cell>
        </table:table-row>
        <table:table-row table:style-name="ro2">
          <table:table-cell table:style-name="ce44" office:value-type="date" office:date-value="2022-08-07" calcext:value-type="date">
            <text:p>07 /08/22 - <text:s/>dom</text:p>
          </table:table-cell>
          <table:table-cell table:style-name="ce43" office:value-type="float" office:value="79" calcext:value-type="float">
            <text:p>79</text:p>
          </table:table-cell>
        </table:table-row>
        <table:table-row table:style-name="ro2">
          <table:table-cell table:style-name="ce44" office:value-type="date" office:date-value="2022-08-08" calcext:value-type="date">
            <text:p>08 /08/22 - <text:s/>seg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>
          <table:table-cell table:style-name="ce44" office:value-type="date" office:date-value="2022-08-09" calcext:value-type="date">
            <text:p>09 /08/22 - <text:s/>ter</text:p>
          </table:table-cell>
          <table:table-cell table:style-name="ce43" office:value-type="float" office:value="92" calcext:value-type="float">
            <text:p>92</text:p>
          </table:table-cell>
        </table:table-row>
        <table:table-row table:style-name="ro2">
          <table:table-cell table:style-name="ce44" office:value-type="date" office:date-value="2022-08-10" calcext:value-type="date">
            <text:p>10 /08/22 - <text:s/>qua</text:p>
          </table:table-cell>
          <table:table-cell table:style-name="ce43" office:value-type="float" office:value="110" calcext:value-type="float">
            <text:p>110</text:p>
          </table:table-cell>
        </table:table-row>
        <table:table-row table:style-name="ro2">
          <table:table-cell table:style-name="ce44" office:value-type="date" office:date-value="2022-08-11" calcext:value-type="date">
            <text:p>11 /08/22 - <text:s/>qui</text:p>
          </table:table-cell>
          <table:table-cell table:style-name="ce43" office:value-type="float" office:value="101" calcext:value-type="float">
            <text:p>101</text:p>
          </table:table-cell>
        </table:table-row>
        <table:table-row table:style-name="ro2">
          <table:table-cell table:style-name="ce44" office:value-type="date" office:date-value="2022-08-12" calcext:value-type="date">
            <text:p>12 /08/22 - <text:s/>sex</text:p>
          </table:table-cell>
          <table:table-cell table:style-name="ce43" office:value-type="float" office:value="110" calcext:value-type="float">
            <text:p>110</text:p>
          </table:table-cell>
        </table:table-row>
        <table:table-row table:style-name="ro2">
          <table:table-cell table:style-name="ce44" office:value-type="date" office:date-value="2022-08-13" calcext:value-type="date">
            <text:p>13 /08/22 - <text:s/>sáb</text:p>
          </table:table-cell>
          <table:table-cell table:style-name="ce43" office:value-type="float" office:value="112" calcext:value-type="float">
            <text:p>112</text:p>
          </table:table-cell>
        </table:table-row>
        <table:table-row table:style-name="ro2">
          <table:table-cell table:style-name="ce44" office:value-type="date" office:date-value="2022-08-14" calcext:value-type="date">
            <text:p>14 /08/22 - <text:s/>dom</text:p>
          </table:table-cell>
          <table:table-cell table:style-name="ce43" office:value-type="float" office:value="88" calcext:value-type="float">
            <text:p>88</text:p>
          </table:table-cell>
        </table:table-row>
        <table:table-row table:style-name="ro2">
          <table:table-cell table:style-name="ce44" office:value-type="date" office:date-value="2022-08-15" calcext:value-type="date">
            <text:p>15 /08/22 - <text:s/>seg</text:p>
          </table:table-cell>
          <table:table-cell table:style-name="ce43" office:value-type="float" office:value="95" calcext:value-type="float">
            <text:p>95</text:p>
          </table:table-cell>
        </table:table-row>
        <table:table-row table:style-name="ro2">
          <table:table-cell table:style-name="ce44" office:value-type="date" office:date-value="2022-08-16" calcext:value-type="date">
            <text:p>16 /08/22 - <text:s/>ter</text:p>
          </table:table-cell>
          <table:table-cell table:style-name="ce43" office:value-type="float" office:value="98" calcext:value-type="float">
            <text:p>98</text:p>
          </table:table-cell>
        </table:table-row>
        <table:table-row table:style-name="ro2">
          <table:table-cell table:style-name="ce44" office:value-type="date" office:date-value="2022-08-17" calcext:value-type="date">
            <text:p>17 /08/22 - <text:s/>qua</text:p>
          </table:table-cell>
          <table:table-cell table:style-name="ce43" office:value-type="float" office:value="101" calcext:value-type="float">
            <text:p>101</text:p>
          </table:table-cell>
        </table:table-row>
        <table:table-row table:style-name="ro2">
          <table:table-cell table:style-name="ce44" office:value-type="date" office:date-value="2022-08-18" calcext:value-type="date">
            <text:p>18 /08/22 - <text:s/>qui</text:p>
          </table:table-cell>
          <table:table-cell table:style-name="ce43" office:value-type="float" office:value="97" calcext:value-type="float">
            <text:p>97</text:p>
          </table:table-cell>
        </table:table-row>
        <table:table-row table:style-name="ro2">
          <table:table-cell table:style-name="ce44" office:value-type="date" office:date-value="2022-08-19" calcext:value-type="date">
            <text:p>19 /08/22 - <text:s/>sex</text:p>
          </table:table-cell>
          <table:table-cell table:style-name="ce43" office:value-type="float" office:value="104" calcext:value-type="float">
            <text:p>104</text:p>
          </table:table-cell>
        </table:table-row>
        <table:table-row table:style-name="ro2">
          <table:table-cell table:style-name="ce44" office:value-type="date" office:date-value="2022-08-20" calcext:value-type="date">
            <text:p>20 /08/22 - <text:s/>sáb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/>
          <table:table-cell table:style-name="ce43" table:formula="of:=SUM([.B3:.B33])" office:value-type="float" office:value="3133" calcext:value-type="float">
            <text:p>3133</text:p>
          </table:table-cell>
        </table:table-row>
        <table:table-row table:style-name="ro2" table:number-rows-repeated="104854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etembro" table:style-name="ta1">
        <table:table-column table:style-name="co10" table:default-cell-style-name="ce45"/>
        <table:table-column table:style-name="co11" table:default-cell-style-name="ce45"/>
        <table:table-column table:style-name="co2" table:default-cell-style-name="Default"/>
        <table:table-row table:style-name="ro1">
          <table:table-cell table:style-name="ce46" office:value-type="string" calcext:value-type="string" table:number-columns-spanned="2" table:number-rows-spanned="1">
            <text:p>Relatório Consuma</text:p>
          </table:table-cell>
          <table:covered-table-cell/>
          <table:table-cell/>
        </table:table-row>
        <table:table-row table:style-name="ro2">
          <table:table-cell table:style-name="ce47" office:value-type="string" calcext:value-type="string">
            <text:p>Dia</text:p>
          </table:table-cell>
          <table:table-cell table:style-name="ce50" office:value-type="string" calcext:value-type="string">
            <text:p>Quantidade</text:p>
          </table:table-cell>
          <table:table-cell/>
        </table:table-row>
        <table:table-row table:style-name="ro2">
          <table:table-cell table:style-name="ce48" office:value-type="date" office:date-value="2022-08-21" calcext:value-type="date">
            <text:p>21 /08/22 - <text:s/>dom</text:p>
          </table:table-cell>
          <table:table-cell table:style-name="ce51" office:value-type="float" office:value="92" calcext:value-type="float">
            <text:p>92</text:p>
          </table:table-cell>
          <table:table-cell/>
        </table:table-row>
        <table:table-row table:style-name="ro2">
          <table:table-cell table:style-name="ce48" office:value-type="date" office:date-value="2022-08-22" calcext:value-type="date">
            <text:p>22 /08/22 - <text:s/>seg</text:p>
          </table:table-cell>
          <table:table-cell table:style-name="ce51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48" office:value-type="date" office:date-value="2022-08-23" calcext:value-type="date">
            <text:p>23 /08/22 - <text:s/>ter</text:p>
          </table:table-cell>
          <table:table-cell table:style-name="ce51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48" office:value-type="date" office:date-value="2022-08-24" calcext:value-type="date">
            <text:p>24 /08/22 - <text:s/>qua</text:p>
          </table:table-cell>
          <table:table-cell table:style-name="ce51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48" office:value-type="date" office:date-value="2022-08-25" calcext:value-type="date">
            <text:p>25 /08/22 - <text:s/>qui</text:p>
          </table:table-cell>
          <table:table-cell table:style-name="ce51" office:value-type="float" office:value="98" calcext:value-type="float">
            <text:p>98</text:p>
          </table:table-cell>
          <table:table-cell/>
        </table:table-row>
        <table:table-row table:style-name="ro2">
          <table:table-cell table:style-name="ce48" office:value-type="date" office:date-value="2022-08-26" calcext:value-type="date">
            <text:p>26 /08/22 - <text:s/>sex</text:p>
          </table:table-cell>
          <table:table-cell table:style-name="ce51" office:value-type="float" office:value="118" calcext:value-type="float">
            <text:p>118</text:p>
          </table:table-cell>
          <table:table-cell/>
        </table:table-row>
        <table:table-row table:style-name="ro2">
          <table:table-cell table:style-name="ce48" office:value-type="date" office:date-value="2022-08-27" calcext:value-type="date">
            <text:p>27 /08/22 - <text:s/>sáb</text:p>
          </table:table-cell>
          <table:table-cell table:style-name="ce51" office:value-type="float" office:value="116" calcext:value-type="float">
            <text:p>116</text:p>
          </table:table-cell>
          <table:table-cell/>
        </table:table-row>
        <table:table-row table:style-name="ro2">
          <table:table-cell table:style-name="ce48" office:value-type="date" office:date-value="2022-08-28" calcext:value-type="date">
            <text:p>28 /08/22 - <text:s/>dom</text:p>
          </table:table-cell>
          <table:table-cell table:style-name="ce51" office:value-type="float" office:value="86" calcext:value-type="float">
            <text:p>86</text:p>
          </table:table-cell>
          <table:table-cell/>
        </table:table-row>
        <table:table-row table:style-name="ro2">
          <table:table-cell table:style-name="ce48" office:value-type="date" office:date-value="2022-08-29" calcext:value-type="date">
            <text:p>29 /08/22 - <text:s/>seg</text:p>
          </table:table-cell>
          <table:table-cell table:style-name="ce51" office:value-type="float" office:value="92" calcext:value-type="float">
            <text:p>92</text:p>
          </table:table-cell>
          <table:table-cell/>
        </table:table-row>
        <table:table-row table:style-name="ro2">
          <table:table-cell table:style-name="ce48" office:value-type="date" office:date-value="2022-08-30" calcext:value-type="date">
            <text:p>30 /08/22 - <text:s/>ter</text:p>
          </table:table-cell>
          <table:table-cell table:style-name="ce51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8" office:value-type="date" office:date-value="2022-08-31" calcext:value-type="date">
            <text:p>31 /08/22 - <text:s/>qua</text:p>
          </table:table-cell>
          <table:table-cell table:style-name="ce51" office:value-type="float" office:value="98" calcext:value-type="float">
            <text:p>98</text:p>
          </table:table-cell>
          <table:table-cell/>
        </table:table-row>
        <table:table-row table:style-name="ro2">
          <table:table-cell table:style-name="ce48" office:value-type="date" office:date-value="2022-09-01" calcext:value-type="date">
            <text:p>01 /09/22 - <text:s/>qui</text:p>
          </table:table-cell>
          <table:table-cell table:style-name="ce51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48" office:value-type="date" office:date-value="2022-09-02" calcext:value-type="date">
            <text:p>02 /09/22 - <text:s/>sex</text:p>
          </table:table-cell>
          <table:table-cell table:style-name="ce51"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48" office:value-type="date" office:date-value="2022-09-03" calcext:value-type="date">
            <text:p>03 /09/22 - <text:s/>sáb</text:p>
          </table:table-cell>
          <table:table-cell table:style-name="ce51" office:value-type="float" office:value="114" calcext:value-type="float">
            <text:p>114</text:p>
          </table:table-cell>
          <table:table-cell/>
        </table:table-row>
        <table:table-row table:style-name="ro2">
          <table:table-cell table:style-name="ce48" office:value-type="date" office:date-value="2022-09-04" calcext:value-type="date">
            <text:p>04 /09/22 - <text:s/>dom</text:p>
          </table:table-cell>
          <table:table-cell table:style-name="ce51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8" office:value-type="date" office:date-value="2022-09-05" calcext:value-type="date">
            <text:p>05 /09/22 - <text:s/>seg</text:p>
          </table:table-cell>
          <table:table-cell table:style-name="ce51" office:value-type="float" office:value="101" calcext:value-type="float">
            <text:p>101</text:p>
          </table:table-cell>
          <table:table-cell/>
        </table:table-row>
        <table:table-row table:style-name="ro2">
          <table:table-cell table:style-name="ce48" office:value-type="date" office:date-value="2022-09-06" calcext:value-type="date">
            <text:p>06 /09/22 - <text:s/>ter</text:p>
          </table:table-cell>
          <table:table-cell table:style-name="ce51" office:value-type="float" office:value="104" calcext:value-type="float">
            <text:p>104</text:p>
          </table:table-cell>
          <table:table-cell/>
        </table:table-row>
        <table:table-row table:style-name="ro2">
          <table:table-cell table:style-name="ce48" office:value-type="date" office:date-value="2022-09-07" calcext:value-type="date">
            <text:p>07 /09/22 - <text:s/>qua</text:p>
          </table:table-cell>
          <table:table-cell table:style-name="ce51"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48" office:value-type="date" office:date-value="2022-09-08" calcext:value-type="date">
            <text:p>08 /09/22 - <text:s/>qui</text:p>
          </table:table-cell>
          <table:table-cell table:style-name="ce51" office:value-type="float" office:value="93" calcext:value-type="float">
            <text:p>93</text:p>
          </table:table-cell>
          <table:table-cell/>
        </table:table-row>
        <table:table-row table:style-name="ro2">
          <table:table-cell table:style-name="ce48" office:value-type="date" office:date-value="2022-09-09" calcext:value-type="date">
            <text:p>09 /09/22 - <text:s/>sex</text:p>
          </table:table-cell>
          <table:table-cell table:style-name="ce51" office:value-type="float" office:value="108" calcext:value-type="float">
            <text:p>108</text:p>
          </table:table-cell>
          <table:table-cell office:value-type="string" calcext:value-type="string">
            <text:p>*********</text:p>
          </table:table-cell>
        </table:table-row>
        <table:table-row table:style-name="ro2">
          <table:table-cell table:style-name="ce48" office:value-type="date" office:date-value="2022-09-10" calcext:value-type="date">
            <text:p>10 /09/22 - <text:s/>sáb</text:p>
          </table:table-cell>
          <table:table-cell table:style-name="ce51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8" office:value-type="date" office:date-value="2022-09-11" calcext:value-type="date">
            <text:p>11 /09/22 - <text:s/>dom</text:p>
          </table:table-cell>
          <table:table-cell table:style-name="ce51"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48" office:value-type="date" office:date-value="2022-09-12" calcext:value-type="date">
            <text:p>12 /09/22 - <text:s/>seg</text:p>
          </table:table-cell>
          <table:table-cell table:style-name="ce51" office:value-type="float" office:value="99" calcext:value-type="float">
            <text:p>99</text:p>
          </table:table-cell>
          <table:table-cell/>
        </table:table-row>
        <table:table-row table:style-name="ro2">
          <table:table-cell table:style-name="ce48" office:value-type="date" office:date-value="2022-09-13" calcext:value-type="date">
            <text:p>13 /09/22 - <text:s/>ter</text:p>
          </table:table-cell>
          <table:table-cell table:style-name="ce51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8" office:value-type="date" office:date-value="2022-09-14" calcext:value-type="date">
            <text:p>14 /09/22 - <text:s/>qua</text:p>
          </table:table-cell>
          <table:table-cell table:style-name="ce51" office:value-type="float" office:value="101" calcext:value-type="float">
            <text:p>101</text:p>
          </table:table-cell>
          <table:table-cell/>
        </table:table-row>
        <table:table-row table:style-name="ro2">
          <table:table-cell table:style-name="ce48" office:value-type="date" office:date-value="2022-09-15" calcext:value-type="date">
            <text:p>15 /09/22 - <text:s/>qui</text:p>
          </table:table-cell>
          <table:table-cell table:style-name="ce51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48" office:value-type="date" office:date-value="2022-09-16" calcext:value-type="date">
            <text:p>16 /09/22 - <text:s/>sex</text:p>
          </table:table-cell>
          <table:table-cell table:style-name="ce51" office:value-type="float" office:value="104" calcext:value-type="float">
            <text:p>104</text:p>
          </table:table-cell>
          <table:table-cell/>
        </table:table-row>
        <table:table-row table:style-name="ro2">
          <table:table-cell table:style-name="ce48" office:value-type="date" office:date-value="2022-09-17" calcext:value-type="date">
            <text:p>17 /09/22 - <text:s/>sáb</text:p>
          </table:table-cell>
          <table:table-cell table:style-name="ce51"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48" office:value-type="date" office:date-value="2022-09-18" calcext:value-type="date">
            <text:p>18 /09/22 - <text:s/>dom</text:p>
          </table:table-cell>
          <table:table-cell table:style-name="ce51"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ce48" office:value-type="date" office:date-value="2022-09-19" calcext:value-type="date">
            <text:p>19 /09/22 - <text:s/>seg</text:p>
          </table:table-cell>
          <table:table-cell table:style-name="ce51" office:value-type="float" office:value="94" calcext:value-type="float">
            <text:p>94</text:p>
          </table:table-cell>
          <table:table-cell/>
        </table:table-row>
        <table:table-row table:style-name="ro2">
          <table:table-cell table:style-name="ce48" office:value-type="date" office:date-value="2022-09-20" calcext:value-type="date">
            <text:p>20 /09/22 - <text:s/>ter</text:p>
          </table:table-cell>
          <table:table-cell table:style-name="ce51" office:value-type="float" office:value="104" calcext:value-type="float">
            <text:p>104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table:style-name="ce49" office:value-type="string" calcext:value-type="string">
            <text:p>TOTAL</text:p>
          </table:table-cell>
          <table:table-cell table:style-name="ce49" table:formula="of:=SUM([.B3:.B32])" office:value-type="float" office:value="3003" calcext:value-type="float">
            <text:p>300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2" table:number-rows-repeated="104853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Outubro" table:style-name="ta1">
        <table:table-column table:style-name="co12" table:default-cell-style-name="ce48"/>
        <table:table-column table:style-name="co13" table:default-cell-style-name="ce51"/>
        <table:table-column table:style-name="co2" table:default-cell-style-name="Default"/>
        <table:table-row table:style-name="ro1">
          <table:table-cell table:style-name="ce46" office:value-type="string" calcext:value-type="string" table:number-columns-spanned="2" table:number-rows-spanned="1">
            <text:p>Relatório Consuma</text:p>
          </table:table-cell>
          <table:covered-table-cell table:style-name="ce45"/>
          <table:table-cell/>
        </table:table-row>
        <table:table-row table:style-name="ro2">
          <table:table-cell table:style-name="ce47" office:value-type="string" calcext:value-type="string">
            <text:p>Dia</text:p>
          </table:table-cell>
          <table:table-cell table:style-name="ce50" office:value-type="string" calcext:value-type="string">
            <text:p>Quantidade</text:p>
          </table:table-cell>
          <table:table-cell/>
        </table:table-row>
        <table:table-row table:style-name="ro2">
          <table:table-cell office:value-type="date" office:date-value="2022-09-21" calcext:value-type="date">
            <text:p>21 /09/22 - <text:s/>qua</text:p>
          </table:table-cell>
          <table:table-cell table:style-name="ce61" office:value-type="float" office:value="104" calcext:value-type="float">
            <text:p>104</text:p>
          </table:table-cell>
          <table:table-cell table:style-name="ce36"/>
        </table:table-row>
        <table:table-row table:style-name="ro2">
          <table:table-cell office:value-type="date" office:date-value="2022-09-22" calcext:value-type="date">
            <text:p>22 /09/22 - <text:s/>qui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date" office:date-value="2022-09-23" calcext:value-type="date">
            <text:p>23 /09/22 - <text:s/>sex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date" office:date-value="2022-09-24" calcext:value-type="date">
            <text:p>24 /09/22 - <text:s/>sáb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date" office:date-value="2022-09-25" calcext:value-type="date">
            <text:p>25 /09/22 - <text:s/>dom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date" office:date-value="2022-09-26" calcext:value-type="date">
            <text:p>26 /09/22 - <text:s/>seg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date" office:date-value="2022-09-27" calcext:value-type="date">
            <text:p>27 /09/22 - <text:s/>ter</text:p>
          </table:table-cell>
          <table:table-cell table:style-name="ce61" office:value-type="float" office:value="106" calcext:value-type="float">
            <text:p>106</text:p>
          </table:table-cell>
          <table:table-cell table:style-name="ce36"/>
        </table:table-row>
        <table:table-row table:style-name="ro2">
          <table:table-cell office:value-type="date" office:date-value="2022-09-28" calcext:value-type="date">
            <text:p>28 /09/22 - <text:s/>qu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date" office:date-value="2022-09-29" calcext:value-type="date">
            <text:p>29 /09/22 - <text:s/>qui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9-30" calcext:value-type="date">
            <text:p>30 /09/22 - <text:s/>sex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date" office:date-value="2022-10-01" calcext:value-type="date">
            <text:p>01 /10/22 - <text:s/>sáb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date" office:date-value="2022-10-02" calcext:value-type="date">
            <text:p>02 /10/22 - <text:s/>dom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date" office:date-value="2022-10-03" calcext:value-type="date">
            <text:p>03 /10/22 - <text:s/>seg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date" office:date-value="2022-10-04" calcext:value-type="date">
            <text:p>04 /10/22 - <text:s/>ter</text:p>
          </table:table-cell>
          <table:table-cell table:style-name="ce49" office:value-type="float" office:value="101" calcext:value-type="float">
            <text:p>101</text:p>
          </table:table-cell>
          <table:table-cell table:style-name="ce62"/>
        </table:table-row>
        <table:table-row table:style-name="ro2">
          <table:table-cell office:value-type="date" office:date-value="2022-10-05" calcext:value-type="date">
            <text:p>05 /10/22 - <text:s/>qua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date" office:date-value="2022-10-06" calcext:value-type="date">
            <text:p>06 /10/22 - <text:s/>qui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10-07" calcext:value-type="date">
            <text:p>07 /10/22 - <text:s/>sex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date" office:date-value="2022-10-08" calcext:value-type="date">
            <text:p>08 /10/22 - <text:s/>sáb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date" office:date-value="2022-10-09" calcext:value-type="date">
            <text:p>09 /10/22 - <text:s/>dom</text:p>
          </table:table-cell>
          <table:table-cell table:style-name="ce49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date" office:date-value="2022-10-10" calcext:value-type="date">
            <text:p>10 /10/22 - <text:s/>seg</text:p>
          </table:table-cell>
          <table:table-cell table:style-name="ce49"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date" office:date-value="2022-10-11" calcext:value-type="date">
            <text:p>11 /10/22 - <text:s/>te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10-12" calcext:value-type="date">
            <text:p>12 /10/22 - <text:s/>qua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date" office:date-value="2022-10-13" calcext:value-type="date">
            <text:p>13 /10/22 - <text:s/>qui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date" office:date-value="2022-10-14" calcext:value-type="date">
            <text:p>14 /10/22 - <text:s/>sex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date" office:date-value="2022-10-15" calcext:value-type="date">
            <text:p>15 /10/22 - <text:s/>sáb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date" office:date-value="2022-10-16" calcext:value-type="date">
            <text:p>16 /10/22 - <text:s/>dom</text:p>
          </table:table-cell>
          <table:table-cell table:style-name="ce49"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date" office:date-value="2022-10-17" calcext:value-type="date">
            <text:p>17 /10/22 - <text:s/>seg</text:p>
          </table:table-cell>
          <table:table-cell table:style-name="ce49"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date" office:date-value="2022-10-18" calcext:value-type="date">
            <text:p>18 /10/22 - <text:s/>ter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date" office:date-value="2022-10-19" calcext:value-type="date">
            <text:p>19 /10/22 - <text:s/>qua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date" office:date-value="2022-10-20" calcext:value-type="date">
            <text:p>20 /10/22 - <text:s/>qui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5"/>
          <table:table-cell table:style-name="Default"/>
          <table:table-cell/>
        </table:table-row>
        <table:table-row table:style-name="ro2">
          <table:table-cell table:style-name="ce49" office:value-type="string" calcext:value-type="string">
            <text:p>TOTAL</text:p>
          </table:table-cell>
          <table:table-cell table:style-name="ce49" table:formula="of:=SUM([.B3:.B32])" office:value-type="float" office:value="3132" calcext:value-type="float">
            <text:p>3132</text:p>
          </table:table-cell>
          <table:table-cell/>
        </table:table-row>
      </table:table>
      <table:table table:name="Novembro" table:style-name="ta2">
        <table:table-column table:style-name="co14" table:default-cell-style-name="ce48"/>
        <table:table-column table:style-name="co15" table:default-cell-style-name="ce51"/>
        <table:table-column table:style-name="co16" table:default-cell-style-name="Default"/>
        <table:table-row table:style-name="ro1">
          <table:table-cell table:style-name="ce46" office:value-type="string" calcext:value-type="string" table:number-columns-spanned="2" table:number-rows-spanned="1">
            <text:p>Relatório Consuma</text:p>
          </table:table-cell>
          <table:covered-table-cell table:style-name="ce45"/>
          <table:table-cell/>
        </table:table-row>
        <table:table-row table:style-name="ro2">
          <table:table-cell table:style-name="ce47" office:value-type="string" calcext:value-type="string">
            <text:p>Dia</text:p>
          </table:table-cell>
          <table:table-cell table:style-name="ce50" office:value-type="string" calcext:value-type="string">
            <text:p>Quantidade</text:p>
          </table:table-cell>
          <table:table-cell/>
        </table:table-row>
        <table:table-row table:style-name="ro2">
          <table:table-cell office:value-type="date" office:date-value="2022-10-21" calcext:value-type="date">
            <text:p>21 /10/22 - <text:s/>sex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date" office:date-value="2022-10-22" calcext:value-type="date">
            <text:p>22 /10/22 - <text:s/>sáb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date" office:date-value="2022-10-23" calcext:value-type="date">
            <text:p>23 /10/22 - <text:s/>dom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date" office:date-value="2022-10-24" calcext:value-type="date">
            <text:p>24 /10/22 - <text:s/>seg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date" office:date-value="2022-10-25" calcext:value-type="date">
            <text:p>25 /10/22 - <text:s/>ter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date" office:date-value="2022-10-26" calcext:value-type="date">
            <text:p>26 /10/22 - <text:s/>qua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date" office:date-value="2022-10-27" calcext:value-type="date">
            <text:p>27 /10/22 - <text:s/>qui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date" office:date-value="2022-10-28" calcext:value-type="date">
            <text:p>28 /10/22 - <text:s/>sex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date" office:date-value="2022-10-29" calcext:value-type="date">
            <text:p>29 /10/22 - <text:s/>sáb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date" office:date-value="2022-10-30" calcext:value-type="date">
            <text:p>30 /10/22 - <text:s/>dom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10-31" calcext:value-type="date">
            <text:p>31 /10/22 - <text:s/>seg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date" office:date-value="2022-11-01" calcext:value-type="date">
            <text:p>01 /11/22 - <text:s/>ter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date" office:date-value="2022-11-02" calcext:value-type="date">
            <text:p>02 /11/22 - <text:s/>qua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date" office:date-value="2022-11-03" calcext:value-type="date">
            <text:p>03 /11/22 - <text:s/>qui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date" office:date-value="2022-11-04" calcext:value-type="date">
            <text:p>04 /11/22 - <text:s/>sex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11-05" calcext:value-type="date">
            <text:p>05 /11/22 - <text:s/>sáb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date" office:date-value="2022-11-06" calcext:value-type="date">
            <text:p>06 /11/22 - <text:s/>dom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date" office:date-value="2022-11-07" calcext:value-type="date">
            <text:p>07 /11/22 - <text:s/>seg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date" office:date-value="2022-11-08" calcext:value-type="date">
            <text:p>08 /11/22 - <text:s/>ter</text:p>
          </table:table-cell>
          <table:table-cell table:style-name="Default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date" office:date-value="2022-11-09" calcext:value-type="date">
            <text:p>09 /11/22 - <text:s/>qua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date" office:date-value="2022-11-10" calcext:value-type="date">
            <text:p>10 /11/22 - <text:s/>qui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date" office:date-value="2022-11-11" calcext:value-type="date">
            <text:p>11 /11/22 - <text:s/>sex</text:p>
          </table:table-cell>
          <table:table-cell table:style-name="ce61" office:value-type="float" office:value="107" calcext:value-type="float">
            <text:p>107</text:p>
          </table:table-cell>
          <table:table-cell table:style-name="ce36"/>
        </table:table-row>
        <table:table-row table:style-name="ro2">
          <table:table-cell office:value-type="date" office:date-value="2022-11-12" calcext:value-type="date">
            <text:p>12 /11/22 - <text:s/>sáb</text:p>
          </table:table-cell>
          <table:table-cell table:style-name="ce61" office:value-type="float" office:value="100" calcext:value-type="float">
            <text:p>100</text:p>
          </table:table-cell>
          <table:table-cell table:style-name="ce36"/>
        </table:table-row>
        <table:table-row table:style-name="ro2">
          <table:table-cell office:value-type="date" office:date-value="2022-11-13" calcext:value-type="date">
            <text:p>13 /11/22 - <text:s/>dom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date" office:date-value="2022-11-14" calcext:value-type="date">
            <text:p>14 /11/22 - <text:s/>seg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11-15" calcext:value-type="date">
            <text:p>15 /11/22 - <text:s/>ter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date" office:date-value="2022-11-16" calcext:value-type="date">
            <text:p>16 /11/22 - <text:s/>qua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date" office:date-value="2022-11-17" calcext:value-type="date">
            <text:p>17 /11/22 - <text:s/>qui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date" office:date-value="2022-11-18" calcext:value-type="date">
            <text:p>18 /11/22 - <text:s/>sex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date" office:date-value="2022-11-19" calcext:value-type="date">
            <text:p>19 /11/22 - <text:s/>sáb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date" office:date-value="2022-11-20" calcext:value-type="date">
            <text:p>20 /11/22 - <text:s/>dom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45"/>
          <table:table-cell table:style-name="Default"/>
          <table:table-cell/>
        </table:table-row>
        <table:table-row table:style-name="ro2">
          <table:table-cell table:style-name="ce49" office:value-type="string" calcext:value-type="string">
            <text:p>TOTAL</text:p>
          </table:table-cell>
          <table:table-cell table:style-name="ce49" table:formula="of:=SUM([.B3:.B33])" office:value-type="float" office:value="3156" calcext:value-type="float">
            <text:p>3156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</table:table-row>
      </table:table>
      <table:table table:name="Dezembro" table:style-name="ta2">
        <table:table-column table:style-name="co14" table:default-cell-style-name="ce48"/>
        <table:table-column table:style-name="co15" table:default-cell-style-name="ce51"/>
        <table:table-column table:style-name="co16" table:default-cell-style-name="Default"/>
        <table:table-row table:style-name="ro1">
          <table:table-cell table:style-name="ce46" office:value-type="string" calcext:value-type="string" table:number-columns-spanned="2" table:number-rows-spanned="1">
            <text:p>Relatório Consuma</text:p>
          </table:table-cell>
          <table:covered-table-cell table:style-name="ce45"/>
          <table:table-cell/>
        </table:table-row>
        <table:table-row table:style-name="ro2">
          <table:table-cell table:style-name="ce47" office:value-type="string" calcext:value-type="string">
            <text:p>Dia</text:p>
          </table:table-cell>
          <table:table-cell table:style-name="ce50" office:value-type="string" calcext:value-type="string">
            <text:p>Quantidade</text:p>
          </table:table-cell>
          <table:table-cell/>
        </table:table-row>
        <table:table-row table:style-name="ro2">
          <table:table-cell office:value-type="date" office:date-value="2022-11-21" calcext:value-type="date">
            <text:p>21 /11/22 - <text:s/>seg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date" office:date-value="2022-11-22" calcext:value-type="date">
            <text:p>22 /11/22 - <text:s/>ter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11-23" calcext:value-type="date">
            <text:p>23 /11/22 - <text:s/>qua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date" office:date-value="2022-11-24" calcext:value-type="date">
            <text:p>24 /11/22 - <text:s/>qui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date" office:date-value="2022-11-25" calcext:value-type="date">
            <text:p>25 /11/22 - <text:s/>sex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date" office:date-value="2022-11-26" calcext:value-type="date">
            <text:p>26 /11/22 - <text:s/>sáb</text:p>
          </table:table-cell>
          <table:table-cell table:number-columns-repeated="2"/>
        </table:table-row>
        <table:table-row table:style-name="ro2">
          <table:table-cell office:value-type="date" office:date-value="2022-11-27" calcext:value-type="date">
            <text:p>27 /11/22 - <text:s/>dom</text:p>
          </table:table-cell>
          <table:table-cell table:number-columns-repeated="2"/>
        </table:table-row>
        <table:table-row table:style-name="ro2">
          <table:table-cell office:value-type="date" office:date-value="2022-11-28" calcext:value-type="date">
            <text:p>28 /11/22 - <text:s/>seg</text:p>
          </table:table-cell>
          <table:table-cell table:number-columns-repeated="2"/>
        </table:table-row>
        <table:table-row table:style-name="ro2">
          <table:table-cell office:value-type="date" office:date-value="2022-11-29" calcext:value-type="date">
            <text:p>29 /11/22 - <text:s/>ter</text:p>
          </table:table-cell>
          <table:table-cell table:number-columns-repeated="2"/>
        </table:table-row>
        <table:table-row table:style-name="ro2">
          <table:table-cell office:value-type="date" office:date-value="2022-11-30" calcext:value-type="date">
            <text:p>30 /11/22 - <text:s/>qua</text:p>
          </table:table-cell>
          <table:table-cell table:number-columns-repeated="2"/>
        </table:table-row>
        <table:table-row table:style-name="ro2">
          <table:table-cell office:value-type="date" office:date-value="2022-12-01" calcext:value-type="date">
            <text:p>01 /12/22 - <text:s/>qui</text:p>
          </table:table-cell>
          <table:table-cell table:number-columns-repeated="2"/>
        </table:table-row>
        <table:table-row table:style-name="ro2">
          <table:table-cell office:value-type="date" office:date-value="2022-12-02" calcext:value-type="date">
            <text:p>02 /12/22 - <text:s/>sex</text:p>
          </table:table-cell>
          <table:table-cell table:number-columns-repeated="2"/>
        </table:table-row>
        <table:table-row table:style-name="ro2">
          <table:table-cell office:value-type="date" office:date-value="2022-12-03" calcext:value-type="date">
            <text:p>03 /12/22 - <text:s/>sáb</text:p>
          </table:table-cell>
          <table:table-cell table:number-columns-repeated="2"/>
        </table:table-row>
        <table:table-row table:style-name="ro2">
          <table:table-cell office:value-type="date" office:date-value="2022-12-04" calcext:value-type="date">
            <text:p>04 /12/22 - <text:s/>dom</text:p>
          </table:table-cell>
          <table:table-cell table:number-columns-repeated="2"/>
        </table:table-row>
        <table:table-row table:style-name="ro2">
          <table:table-cell office:value-type="date" office:date-value="2022-12-05" calcext:value-type="date">
            <text:p>05 /12/22 - <text:s/>seg</text:p>
          </table:table-cell>
          <table:table-cell table:number-columns-repeated="2"/>
        </table:table-row>
        <table:table-row table:style-name="ro2">
          <table:table-cell office:value-type="date" office:date-value="2022-12-06" calcext:value-type="date">
            <text:p>06 /12/22 - <text:s/>ter</text:p>
          </table:table-cell>
          <table:table-cell table:number-columns-repeated="2"/>
        </table:table-row>
        <table:table-row table:style-name="ro2">
          <table:table-cell office:value-type="date" office:date-value="2022-12-07" calcext:value-type="date">
            <text:p>07 /12/22 - <text:s/>qua</text:p>
          </table:table-cell>
          <table:table-cell table:number-columns-repeated="2"/>
        </table:table-row>
        <table:table-row table:style-name="ro2">
          <table:table-cell office:value-type="date" office:date-value="2022-12-08" calcext:value-type="date">
            <text:p>08 /12/22 - <text:s/>qui</text:p>
          </table:table-cell>
          <table:table-cell table:number-columns-repeated="2"/>
        </table:table-row>
        <table:table-row table:style-name="ro2">
          <table:table-cell office:value-type="date" office:date-value="2022-12-09" calcext:value-type="date">
            <text:p>09 /12/22 - <text:s/>sex</text:p>
          </table:table-cell>
          <table:table-cell table:style-name="Default"/>
          <table:table-cell/>
        </table:table-row>
        <table:table-row table:style-name="ro2">
          <table:table-cell office:value-type="date" office:date-value="2022-12-10" calcext:value-type="date">
            <text:p>10 /12/22 - <text:s/>sáb</text:p>
          </table:table-cell>
          <table:table-cell table:number-columns-repeated="2"/>
        </table:table-row>
        <table:table-row table:style-name="ro2">
          <table:table-cell office:value-type="date" office:date-value="2022-12-11" calcext:value-type="date">
            <text:p>11 /12/22 - <text:s/>dom</text:p>
          </table:table-cell>
          <table:table-cell table:number-columns-repeated="2"/>
        </table:table-row>
        <table:table-row table:style-name="ro2">
          <table:table-cell office:value-type="date" office:date-value="2022-12-12" calcext:value-type="date">
            <text:p>12 /12/22 - <text:s/>seg</text:p>
          </table:table-cell>
          <table:table-cell table:number-columns-repeated="2"/>
        </table:table-row>
        <table:table-row table:style-name="ro2">
          <table:table-cell office:value-type="date" office:date-value="2022-12-13" calcext:value-type="date">
            <text:p>13 /12/22 - <text:s/>ter</text:p>
          </table:table-cell>
          <table:table-cell table:style-name="ce61"/>
          <table:table-cell table:style-name="ce36"/>
        </table:table-row>
        <table:table-row table:style-name="ro2">
          <table:table-cell office:value-type="date" office:date-value="2022-12-14" calcext:value-type="date">
            <text:p>14 /12/22 - <text:s/>qua</text:p>
          </table:table-cell>
          <table:table-cell table:number-columns-repeated="2"/>
        </table:table-row>
        <table:table-row table:style-name="ro2">
          <table:table-cell office:value-type="date" office:date-value="2022-12-15" calcext:value-type="date">
            <text:p>15 /12/22 - <text:s/>qui</text:p>
          </table:table-cell>
          <table:table-cell table:number-columns-repeated="2"/>
        </table:table-row>
        <table:table-row table:style-name="ro2">
          <table:table-cell office:value-type="date" office:date-value="2022-12-16" calcext:value-type="date">
            <text:p>16 /12/22 - <text:s/>sex</text:p>
          </table:table-cell>
          <table:table-cell table:number-columns-repeated="2"/>
        </table:table-row>
        <table:table-row table:style-name="ro2">
          <table:table-cell office:value-type="date" office:date-value="2022-12-17" calcext:value-type="date">
            <text:p>17 /12/22 - <text:s/>sáb</text:p>
          </table:table-cell>
          <table:table-cell table:number-columns-repeated="2"/>
        </table:table-row>
        <table:table-row table:style-name="ro2">
          <table:table-cell office:value-type="date" office:date-value="2022-12-18" calcext:value-type="date">
            <text:p>18 /12/22 - <text:s/>dom</text:p>
          </table:table-cell>
          <table:table-cell table:number-columns-repeated="2"/>
        </table:table-row>
        <table:table-row table:style-name="ro2">
          <table:table-cell office:value-type="date" office:date-value="2022-12-19" calcext:value-type="date">
            <text:p>19 /12/22 - <text:s/>seg</text:p>
          </table:table-cell>
          <table:table-cell table:number-columns-repeated="2"/>
        </table:table-row>
        <table:table-row table:style-name="ro2">
          <table:table-cell office:value-type="date" office:date-value="2022-12-20" calcext:value-type="date">
            <text:p>20 /12/22 - <text:s/>t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5"/>
          <table:table-cell table:style-name="Default"/>
          <table:table-cell/>
        </table:table-row>
        <table:table-row table:style-name="ro2">
          <table:table-cell table:style-name="ce49" office:value-type="string" calcext:value-type="string">
            <text:p>TOTAL</text:p>
          </table:table-cell>
          <table:table-cell table:style-name="ce49" table:formula="of:=SUM([.B3:.B33])" office:value-type="float" office:value="495" calcext:value-type="float">
            <text:p>495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-of-week number:style="long"/>
      <number:text>, </number:text>
      <number:day/>
      <number:text> /</number:text>
      <number:month/>
      <number:text>/</number:text>
      <number:year/>
    </number:date-style>
    <number:date-style style:name="N138">
      <number:day/>
      <number:text> /</number:text>
      <number:month/>
      <number:text>/</number:text>
      <number:year/>
      <number:text> -  </number:text>
      <number:day-of-week/>
    </number:date-style>
    <number:date-style style:name="N139">
      <number:day/>
      <number:text> /</number:text>
      <number:month number:style="long"/>
      <number:text>/</number:text>
      <number:year/>
      <number:text> -  </number:text>
      <number:day-of-week/>
    </number:date-style>
    <number:date-style style:name="N140">
      <number:day number:style="long"/>
      <number:text> /</number:text>
      <number:month number:style="long"/>
      <number:text>/</number:text>
      <number:year/>
      <number:text> -  </number:text>
      <number:day-of-week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1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04T09:58:31.677000000</meta:creation-date>
    <dc:date>2022-11-28T07:07:44.539000000</dc:date>
    <meta:editing-duration>PT9H34M5S</meta:editing-duration>
    <meta:editing-cycles>51</meta:editing-cycles>
    <meta:generator>LibreOffice/7.4.0.3$Windows_X86_64 LibreOffice_project/f85e47c08ddd19c015c0114a68350214f7066f5a</meta:generator>
    <meta:print-date>2022-09-10T07:26:41.762000000</meta:print-date>
    <meta:document-statistic meta:table-count="10" meta:cell-count="681" meta:object-count="0"/>
  </office:meta>
</office:document-meta>
</file>